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3120806290490170457" text:style-name="L1">
        <text:list-item>
          <text:p text:style-name="P3">Use unique names.</text:p>
        </text:list-item>
        <text:list-item>
          <text:p text:style-name="P3">Prevent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39392059"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39399890"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39412833"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39395445"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39400684"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39391659"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39391353"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6358209727412531535"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list xml:id="list4499502555312271885" text:style-name="L3">
        <text:list-item>
          <text:p text:style-name="P5">Use Exceptions rather than return codes</text:p>
        </text:list-item>
        <text:list-item>
          <text:p text:style-name="P5">Write your Try-Catch-Finally statement first</text:p>
        </text:list-item>
        <text:list-item>
          <text:p text:style-name="P5"><text:soft-page-break/>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list xml:id="list7793888645110125397" text:style-name="L5">
        <text:list-item>
          <text:p text:style-name="P7">Prevent passing around API Interfaces</text:p>
        </text:list-item>
        <text:list-item>
          <text:p text:style-name="P7">Consider "learning tests" for third party code</text:p>
        </text:list-item>
        <text:list-item>
          <text:p text:style-name="P7"/>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7811811919600152871" text:style-name="L4">
        <text:list-item>
          <text:p text:style-name="P6">ISO/IEC 9126</text:p>
        </text:list-item>
        <text:list-item>
          <text:p text:style-name="P6"/>
        </text:list-item>
      </text:list>
      <text:p text:style-name="Text_20_body"/>
      <text:h text:style-name="Heading_20_1" text:outline-level="1"><text:soft-page-break/>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7H22M2S</meta:editing-duration>
    <meta:editing-cycles>99</meta:editing-cycles>
    <meta:generator>OpenOffice/4.1.6$Win32 OpenOffice.org_project/416m1$Build-9790</meta:generator>
    <dc:date>2019-10-01T19:19:25.83</dc:date>
    <meta:document-statistic meta:table-count="1" meta:image-count="0" meta:object-count="0" meta:page-count="6" meta:paragraph-count="164" meta:word-count="1240" meta:character-count="7754"/>
    <meta:user-defined meta:name="Info 1"/>
    <meta:user-defined meta:name="Info 2"/>
    <meta:user-defined meta:name="Info 3"/>
    <meta:user-defined meta:name="Info 4"/>
  </office:meta>
</office:document-meta>
</file>